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youtInstanceEvent.AbstractLayoutInstanceEvent( LayoutInstanc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youtInstance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